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ext:tab/>A pobreza impede da pessoa conseguir fazer algo diferente daquilo que os pais já faziam, daquilo que faz desde criança e que leva comida para dentro de casa, e aquilo que é a única opção de renda para a família é o hobby de outras.</text:p>
      <text:p text:style-name="Normal"><text:tab/>O Velho, que não me lembro se tem um nome, era um pescador que não estava com sorte em pescar, passava muito tempo sozinho, pois era velho. Ler o jornal do dia permitia ele de sentir alguma emoção além de pescar um peixe grande e lembrar de amigos que teve ao longo da vida, pois ele poderia ver como foi o jogo de basebol. Ele tinha uma companhia humana também, um garoto que gostava de acompanhá-lo nas pescas.</text:p>
      <text:p text:style-name="Normal"><text:tab/>Achei um pouco confuso uma parte da história quando o Velho vai pescar, mas o modo que é passado o sentimento dele e a dúvida se ele vai conseguir ou não fazer ao menos uma pequena pesca para conseguir jantar no dia seguinte é muito bem feita. Dá vontade de ler mais rápido até saber o desfecho daquele momento de clímax. </text:p>
      <text:p text:style-name="Normal"><text:tab/>O Velho não demonstrava tristeza em ser velho, mas não gostava da vida que vivia não enquanto pescador, mas enquanto velho. Algumas situações em que se recordava de que seria mais fácil fazer algo durante os 30-40 anos ou se o garoto estivesse com ele para ajudá-lo com alguma tarefa fazia voltar o sentimento de não gostar de ser velho. O silêncio do mar não o incomodava, mas o silêncio duradouro não era agradável.</text:p>
      <text:p text:style-name="Normal"><text:tab/>Talvez a vida do Velho se assemelha muito com a vida das pessoas idosas em cidade grande, onde não possuem amigos, poucas pessoas as visitam, passam boa parte da semana sozinhas, não fazem alguma atividade ao ar livre pois a falta de vontade surge da falta de fazê-la enquanto jovem. As doenças, dores e a falta de vontade de mudar algo no dia a dia só pioram o estado em que se encontram. Mas no caso do Velho, ele não tinha escolha, tinha que ir mar à dentro e pescar; ele e o ma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